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3.994cm" fo:min-width="3.744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4cm" loext:decorative="false"/>
      <style:paragraph-properties style:writing-mode="lr-tb"/>
    </style:style>
    <style:style style:name="gr8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2.992cm" fo:min-width="2.796cm" fo:padding-top="0.625cm" fo:padding-bottom="0.625cm" fo:padding-left="0.75cm" fo:padding-right="0.75cm" loext:decorative="false"/>
    </style:style>
    <style:style style:name="gr9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1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3.546cm" fo:min-width="3.296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g draw:style-name="gr1"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3" draw:text-style-name="P2" draw:layer="layout" svg:x1="7cm" svg:y1="10cm" svg:x2="14cm" svg:y2="10cm">
            <text:p/>
          </draw:line>
          <draw:line draw:style-name="gr4" draw:text-style-name="P2" draw:layer="layout" svg:x1="7cm" svg:y1="10cm" svg:x2="14cm" svg:y2="10cm">
            <text:p/>
          </draw:line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20cm" svg:x2="14cm" svg:y2="20cm">
            <text:p/>
          </draw:line>
          <draw:line draw:style-name="gr4" draw:text-style-name="P2" draw:layer="layout" svg:x1="7cm" svg:y1="14cm" svg:x2="14cm" svg:y2="14cm">
            <text:p/>
          </draw:line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3" draw:text-style-name="P2" draw:layer="layout" svg:x1="7cm" svg:y1="10cm" svg:x2="14cm" svg:y2="10cm">
            <text:p/>
          </draw:line>
          <draw:line draw:style-name="gr4" draw:text-style-name="P2" draw:layer="layout" svg:x1="7cm" svg:y1="10cm" svg:x2="14cm" svg:y2="10cm">
            <text:p/>
          </draw:line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20cm" svg:x2="14cm" svg:y2="20cm">
            <text:p/>
          </draw:line>
          <draw:line draw:style-name="gr4" draw:text-style-name="P2" draw:layer="layout" svg:x1="7cm" svg:y1="14cm" svg:x2="14cm" svg:y2="14cm">
            <text:p/>
          </draw:line>
        </draw:g>
        <draw:g draw:style-name="gr5">
          <draw:custom-shape draw:style-name="gr6" draw:text-style-name="P3" draw:layer="layout" svg:width="6cm" svg:height="6cm" svg:x="6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5cm" svg:height="4.65cm" svg:x="7.392cm" svg:y="14.6cm">
            <draw:text-box>
              <text:p>plane <text:s/>would you <text:s text:c="2"/>prohibited objects <text:s/>you as may not take th no knives <text:s/>guns spears <text:s/>armthin</text:p>
            </draw:text-box>
          </draw:frame>
          <draw:custom-shape draw:style-name="gr8" draw:text-style-name="P5" draw:layer="layout" svg:width="6.074cm" svg:height="5.998cm" svg:x="6.75cm" svg:y="13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2.444cm" svg:y1="19.444cm" svg:x2="17cm" svg:y2="24cm">
            <text:p/>
          </draw:line>
          <draw:line draw:style-name="gr10" draw:text-style-name="P2" draw:layer="layout" svg:x1="12.065cm" svg:y1="19.065cm" svg:x2="17cm" svg:y2="24cm">
            <text:p/>
          </draw:line>
          <draw:custom-shape draw:style-name="gr11" draw:text-style-name="P6" draw:layer="layout" svg:width="6.074cm" svg:height="6.074cm" svg:x="6.75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0:35:13.187000000</meta:creation-date>
    <dc:date>2025-11-15T11:13:45.824924500</dc:date>
    <meta:editing-duration>PT8M40S</meta:editing-duration>
    <meta:editing-cycles>2</meta:editing-cycles>
    <meta:generator>LibreOffice/25.2.0.3$Windows_X86_64 LibreOffice_project/e1cf4a87eb02d755bce1a01209907ea5ddc8f069</meta:generator>
    <meta:document-statistic meta:object-count="64"/>
  </office:meta>
</office:document-meta>
</file>